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56cm" fo:widows="1" fo:text-indent="0cm" style:auto-text-indent="false"/>
    </style:style>
    <style:style style:name="T1" style:family="text">
      <style:text-properties fo:font-variant="normal" fo:text-transform="none" fo:color="#444444" style:font-name="Calibri" fo:font-size="11.25pt" fo:letter-spacing="normal" fo:font-style="normal" fo:font-weight="normal"/>
    </style:style>
    <style:style style:name="T2" style:family="text">
      <style:text-properties fo:font-variant="normal" fo:text-transform="none" fo:color="#444444" style:font-name="Calibri" fo:font-size="11.25pt" fo:letter-spacing="normal"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te rendu : Vendredi 12 juin</text:p>
      <text:p text:style-name="Standard"/>
      <text:p text:style-name="P1"><text:span text:style-name="T2">pour le lien de redirection : </text:span>plus compliqué que prévue mais c'est bon ça marche :) <text:s/></text:p>
      <text:p text:style-name="P1"/>
      <text:p text:style-name="P1"><text:span text:style-name="T2">Pour l'affichage catégorie recette, je préfère sur 2 colonnes, tant pis pour l'espace </text:span><text:span text:style-name="T3">:</text:span> ok mais je vais quand même essayer de trouver une solution pour améliorer tout ça. </text:p>
      <text:p text:style-name="P1"/>
      <text:p text:style-name="P1"><text:span text:style-name="T2">Pour l'annuaire, as-tu besoin de quelque chose pour le customiser </text:span>: il faudrait mettre les photos perso pour les icônes, et puis remplir les champs correspondants aux catégories que tu m'as donné. Ensuite il suffira de le publier quand tu veux.</text:p>
      <text:p text:style-name="P1"/>
      <text:p text:style-name="P1"><text:span text:style-name="T2">Est-ce que tu peux relancer le SAV </text:span>: c'est fait </text:p>
      <text:p text:style-name="P1"/>
      <text:p text:style-name="P1"><text:span text:style-name="T2">pour le flux rss, je ne le vois plus. Si je le recroise ;), je fais une copie d'écran </text:span>: ça marche. </text:p>
      <text:p text:style-name="P1"/>
      <text:p text:style-name="P1"><text:span text:style-name="T2">Est-ce que tu as contacté le consultant Joomla pour la fonction "proposer une recette " </text:span>: oui j'ai laissé plusieurs mess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a carriere</meta:initial-creator>
    <meta:creation-date>2015-06-12T14:06:57.93</meta:creation-date>
    <meta:document-statistic meta:table-count="0" meta:image-count="0" meta:object-count="0" meta:page-count="1" meta:paragraph-count="7" meta:word-count="145" meta:character-count="803"/>
    <dc:date>2015-06-13T10:07:45.43</dc:date>
    <dc:creator>flora carriere</dc:creator>
    <meta:editing-duration>PT18H29M35S</meta:editing-duration>
    <meta:editing-cycles>1</meta:editing-cycles>
    <meta:generator>OpenOffice.org/3.3$Win32 OpenOffice.org_project/330m20$Build-9567</meta:generator>
  </office:meta>
</office:document-meta>
</file>